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 Light" svg:font-family="'JetBrains Mono Ligh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JetBrains Mono Light" fo:font-size="11pt" style:font-size-asian="11pt" style:font-size-complex="11pt"/>
    </style:style>
    <style:style style:name="P2" style:family="paragraph" style:parent-style-name="Heading_20_2">
      <style:paragraph-properties fo:text-align="start" style:justify-single-word="false"/>
      <style:text-properties style:font-name="JetBrains Mono Light"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Heading_20_2">
      <style:paragraph-properties fo:text-align="start" style:justify-single-word="false"/>
      <style:text-properties style:font-name="JetBrains Mono Light" fo:font-size="11pt" style:font-size-asian="11pt" style:font-size-complex="11pt"/>
    </style:style>
    <style:style style:name="P4" style:family="paragraph" style:parent-style-name="Heading_20_3">
      <style:paragraph-properties fo:text-align="start" style:justify-single-word="false"/>
      <style:text-properties style:font-name="JetBrains Mono Light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style:font-name="JetBrains Mono Light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JetBrains Mono Light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JetBrains Mono Light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JetBrains Mono Light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 - Basic Tags</text:h>
      <text:h text:style-name="P2" text:outline-level="2">Heading Tags</text:h>
      <text:p text:style-name="P8">Any document starts with a heading. You can use different sizes for your headings. HTML also has six levels of headings, which use the elements <text:span text:style-name="T1">&lt;h1&gt;, &lt;h2&gt;, &lt;h3&gt;, &lt;h4&gt;, &lt;h5&gt;,</text:span> and <text:span text:style-name="T1">&lt;h6&gt;</text:span>. While displaying any heading, browser adds one line before and one line after that heading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Heading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h1&gt;This is heading 1&lt;/h1&gt;</text:p>
      <text:p text:style-name="P5"><text:s text:c="6"/>&lt;h2&gt;This is heading 2&lt;/h2&gt;</text:p>
      <text:p text:style-name="P5"><text:s text:c="6"/>&lt;h3&gt;This is heading 3&lt;/h3&gt;</text:p>
      <text:p text:style-name="P5"><text:s text:c="6"/>&lt;h4&gt;This is heading 4&lt;/h4&gt;</text:p>
      <text:p text:style-name="P5"><text:s text:c="6"/>&lt;h5&gt;This is heading 5&lt;/h5&gt;</text:p>
      <text:p text:style-name="P5"><text:s text:c="6"/>&lt;h6&gt;This is heading 6&lt;/h6&gt;</text:p>
      <text:p text:style-name="P5"><text:s text:c="3"/>&lt;/body&gt;</text:p>
      <text:p text:style-name="P5"><text:s text:c="8"/></text:p>
      <text:p text:style-name="P6">&lt;/html&gt;</text:p>
      <text:h text:style-name="P2" text:outline-level="2">Paragraph Tag</text:h>
      <text:p text:style-name="P8">The <text:span text:style-name="T1">&lt;p&gt;</text:span> tag offers a way to structure your text into different paragraphs. Each paragraph of text should go in between an opening &lt;p&gt; and a closing &lt;/p&gt; tag as shown below in the example −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Paragraph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Here is a first paragraph of text.&lt;/p&gt;</text:p>
      <text:p text:style-name="P5"><text:s text:c="6"/>&lt;p&gt;Here is a second paragraph of text.&lt;/p&gt;</text:p>
      <text:p text:style-name="P5"><text:s text:c="6"/>&lt;p&gt;Here is a third paragraph of text.&lt;/p&gt;</text:p>
      <text:p text:style-name="P5"><text:s text:c="3"/>&lt;/body&gt;</text:p>
      <text:p text:style-name="P5"><text:s text:c="8"/></text:p>
      <text:p text:style-name="P6"><text:soft-page-break/>&lt;/html&gt;</text:p>
      <text:h text:style-name="P2" text:outline-level="2">Line Break Tag</text:h>
      <text:p text:style-name="P8">Whenever you use the <text:span text:style-name="T1">&lt;br /&gt;</text:span> element, anything following it starts from the next line. This tag is an example of an <text:span text:style-name="T1">empty</text:span> element, where you do not need opening and closing tags, as there is nothing to go in between them.</text:p>
      <text:p text:style-name="P8">The &lt;br /&gt; tag has a space between the characters <text:span text:style-name="T1">br</text:span> and the forward slash. If you omit this space, older browsers will have trouble rendering the line break, while if you miss the forward slash character and just use &lt;br&gt; it is not valid in XHTML.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Line Break <text:s/>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Hello&lt;br /&gt;</text:p>
      <text:p text:style-name="P5"><text:s text:c="9"/>You delivered your assignment ontime.&lt;br /&gt;</text:p>
      <text:p text:style-name="P5"><text:s text:c="9"/>Thanks&lt;br /&gt;</text:p>
      <text:p text:style-name="P5"><text:s text:c="9"/>Mahnaz&lt;/p&gt;</text:p>
      <text:p text:style-name="P5"><text:s text:c="3"/>&lt;/body&gt;</text:p>
      <text:p text:style-name="P5"><text:s text:c="8"/></text:p>
      <text:p text:style-name="P6">&lt;/html&gt;</text:p>
      <text:h text:style-name="P2" text:outline-level="2">Centering Content</text:h>
      <text:p text:style-name="P8">You can use <text:span text:style-name="T1">&lt;center&gt;</text:span> tag to put any content in the center of the page or any table cell.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Centring Conten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is text is not in the center.&lt;/p&gt;</text:p>
      <text:p text:style-name="P5"><text:soft-page-break/><text:s text:c="6"/></text:p>
      <text:p text:style-name="P5"><text:s text:c="6"/>&lt;center&gt;</text:p>
      <text:p text:style-name="P5"><text:s text:c="9"/>&lt;p&gt;This text is in the center.&lt;/p&gt;</text:p>
      <text:p text:style-name="P5"><text:s text:c="6"/>&lt;/center&gt;</text:p>
      <text:p text:style-name="P5"><text:s text:c="3"/>&lt;/body&gt;</text:p>
      <text:p text:style-name="P5"><text:s text:c="8"/></text:p>
      <text:p text:style-name="P6">&lt;/html&gt;</text:p>
      <text:h text:style-name="P2" text:outline-level="2">Horizontal Lines</text:h>
      <text:p text:style-name="P8">Horizontal lines are used to visually break-up sections of a document. The <text:span text:style-name="T1">&lt;hr&gt;</text:span> tag creates a line from the current position in the document to the right margin and breaks the line accordingly.</text:p>
      <text:p text:style-name="P8">For example, you may want to give a line between two paragraphs as in the given example below −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Horizontal Line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is is paragraph one and should be on top&lt;/p&gt;</text:p>
      <text:p text:style-name="P5"><text:s text:c="6"/>&lt;hr /&gt;</text:p>
      <text:p text:style-name="P5"><text:s text:c="6"/>&lt;p&gt;This is paragraph two and should be at bottom&lt;/p&gt;</text:p>
      <text:p text:style-name="P5"><text:s text:c="3"/>&lt;/body&gt;</text:p>
      <text:p text:style-name="P5"><text:s text:c="8"/></text:p>
      <text:p text:style-name="P6">&lt;/html&gt;</text:p>
      <text:h text:style-name="P2" text:outline-level="2">Preserve Formatting</text:h>
      <text:p text:style-name="P8">Sometimes, you want your text to follow the exact format of how it is written in the HTML document. In these cases, you can use the preformatted tag <text:span text:style-name="T1">&lt;pre&gt;</text:span>.</text:p>
      <text:p text:style-name="P8">Any text between the opening <text:span text:style-name="T1">&lt;pre&gt;</text:span> tag and the closing <text:span text:style-name="T1">&lt;/pre&gt;</text:span> tag will preserve the formatting of the source document.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oft-page-break/><text:s text:c="3"/>&lt;head&gt;</text:p>
      <text:p text:style-name="P5"><text:s text:c="6"/>&lt;title&gt;Preserve Formatting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re&gt;</text:p>
      <text:p text:style-name="P5"><text:s text:c="9"/>function testFunction( strText ){</text:p>
      <text:p text:style-name="P5"><text:s text:c="12"/>alert (strText)</text:p>
      <text:p text:style-name="P5"><text:s text:c="9"/>}</text:p>
      <text:p text:style-name="P5"><text:s text:c="6"/>&lt;/pre&gt;</text:p>
      <text:p text:style-name="P5"><text:s text:c="3"/>&lt;/body&gt;</text:p>
      <text:p text:style-name="P5"><text:s text:c="8"/></text:p>
      <text:p text:style-name="P6">&lt;/html&gt;</text:p>
      <text:h text:style-name="P3" text:outline-level="2"><text:span text:style-name="T2">Nonbreaking Space</text:span>s</text:h>
      <text:p text:style-name="P8">Suppose you want to use the phrase "12 Angry Men." Here, you would not want a browser to split the "12, Angry" and "Men" across two lines −</text:p>
      <text:p text:style-name="P6">An example of this technique appears in the movie "12 Angry Men."</text:p>
      <text:p text:style-name="P8">In cases, where you do not want the client browser to break text, you should use a nonbreaking space entity <text:span text:style-name="T1">&amp;nbsp;</text:span> instead of a normal space. For example, when coding the "12 Angry Men" in a paragraph, you should use something similar to the following code −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Nonbreaking Spaces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An example of this technique appears in the movie "12&amp;nbsp;Angry&amp;nbsp;Men."&lt;/p&gt;</text:p>
      <text:p text:style-name="P5"><text:s text:c="3"/>&lt;/body&gt;</text:p>
      <text:p text:style-name="P5"><text:s text:c="8"/></text:p>
      <text:p text:style-name="P6">&lt;/html&gt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 Light" svg:font-family="'JetBrains Mono Ligh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6:15:46.149063645</meta:creation-date>
    <dc:date>2024-01-22T16:17:48.201365587</dc:date>
    <meta:editing-duration>PT2M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24" meta:word-count="590" meta:character-count="3972" meta:non-whitespace-character-count="3066"/>
  </office:meta>
</office:document-meta>
</file>